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 iterat" table:style-name="ta1">
        <table:shapes>
          <draw:frame draw:z-index="0" draw:style-name="gr1" draw:text-style-name="P1" svg:width="453.71pt" svg:height="255.23pt" svg:x="406.94pt" svg:y="381pt">
            <loext:p draw:notify-on-update-of-ranges="'EM iterat'.B3:'EM iterat'.B19 'EM iterat'.G3:'EM iterat'.G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EM it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[1]</text:p>
          </table:table-cell>
          <table:table-cell table:style-name="ce1" office:value-type="float" office:value="4" calcext:value-type="float">
            <text:p>4.000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2]-[.D2])/[.C2])" office:value-type="float" office:value="22.2857142857143" calcext:value-type="float">
            <text:p>22.286</text:p>
          </table:table-cell>
          <table:table-cell table:style-name="ce1"/>
          <table:table-cell table:style-name="ce1" office:value-type="float" office:value="4" calcext:value-type="float">
            <text:p>4.000</text:p>
          </table:table-cell>
          <table:table-cell table:style-name="ce1" office:value-type="float" office:value="0.175" calcext:value-type="float">
            <text:p>0.175</text:p>
          </table:table-cell>
          <table:table-cell table:style-name="ce1" office:value-type="float" office:value="1" calcext:value-type="float">
            <text:p>1.000</text:p>
          </table:table-cell>
          <table:table-cell table:style-name="ce1" table:formula="of:=(([.G2]-[.I2])/[.H2])" office:value-type="float" office:value="17.1428571428571" calcext:value-type="float">
            <text:p>17.143</text:p>
          </table:table-cell>
        </table:table-row>
        <table:table-row table:style-name="ro1">
          <table:table-cell office:value-type="string" calcext:value-type="string">
            <text:p>[2]</text:p>
          </table:table-cell>
          <table:table-cell table:style-name="ce1" office:value-type="float" office:value="0.61410432" calcext:value-type="float">
            <text:p>0.614</text:p>
          </table:table-cell>
          <table:table-cell table:style-name="ce1" office:value-type="float" office:value="0.01572012" calcext:value-type="float">
            <text:p>0.016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3]-[.D3])/[.C3])" office:value-type="float" office:value="32.7035875044211" calcext:value-type="float">
            <text:p>32.704</text:p>
          </table:table-cell>
          <table:table-cell table:style-name="ce1"/>
          <table:table-cell table:style-name="ce1" office:value-type="float" office:value="0.80496535" calcext:value-type="float">
            <text:p>0.805</text:p>
          </table:table-cell>
          <table:table-cell table:style-name="ce1" office:value-type="float" office:value="0.02118021" calcext:value-type="float">
            <text:p>0.021</text:p>
          </table:table-cell>
          <table:table-cell table:style-name="ce1" office:value-type="float" office:value="0.13609343" calcext:value-type="float">
            <text:p>0.136</text:p>
          </table:table-cell>
          <table:table-cell table:style-name="ce1" table:formula="of:=(([.G3]-[.I3])/[.H3])" office:value-type="float" office:value="31.5800419353727" calcext:value-type="float">
            <text:p>31.580</text:p>
          </table:table-cell>
        </table:table-row>
        <table:table-row table:style-name="ro1">
          <table:table-cell office:value-type="string" calcext:value-type="string">
            <text:p>[3]</text:p>
          </table:table-cell>
          <table:table-cell table:style-name="ce1" office:value-type="float" office:value="0.66418901" calcext:value-type="float">
            <text:p>0.664</text:p>
          </table:table-cell>
          <table:table-cell table:style-name="ce1" office:value-type="float" office:value="0.01580788" calcext:value-type="float">
            <text:p>0.016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4]-[.D4])/[.C4])" office:value-type="float" office:value="35.6903651849584" calcext:value-type="float">
            <text:p>35.690</text:p>
          </table:table-cell>
          <table:table-cell table:style-name="ce1"/>
          <table:table-cell table:style-name="ce1" office:value-type="float" office:value="0.78316519" calcext:value-type="float">
            <text:p>0.783</text:p>
          </table:table-cell>
          <table:table-cell table:style-name="ce1" office:value-type="float" office:value="0.01863964" calcext:value-type="float">
            <text:p>0.019</text:p>
          </table:table-cell>
          <table:table-cell table:style-name="ce1" office:value-type="float" office:value="0.08037078" calcext:value-type="float">
            <text:p>0.080</text:p>
          </table:table-cell>
          <table:table-cell table:style-name="ce1" table:formula="of:=(([.G4]-[.I4])/[.H4])" office:value-type="float" office:value="37.704290962701" calcext:value-type="float">
            <text:p>37.704</text:p>
          </table:table-cell>
        </table:table-row>
        <table:table-row table:style-name="ro1">
          <table:table-cell office:value-type="string" calcext:value-type="string">
            <text:p>[4]</text:p>
          </table:table-cell>
          <table:table-cell table:style-name="ce1" office:value-type="float" office:value="0.67786674" calcext:value-type="float">
            <text:p>0.678</text:p>
          </table:table-cell>
          <table:table-cell table:style-name="ce1" office:value-type="float" office:value="0.01540159" calcext:value-type="float">
            <text:p>0.015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5]-[.D5])/[.C5])" office:value-type="float" office:value="37.5199404736784" calcext:value-type="float">
            <text:p>37.520</text:p>
          </table:table-cell>
          <table:table-cell table:style-name="ce1"/>
          <table:table-cell table:style-name="ce1" office:value-type="float" office:value="0.68535277" calcext:value-type="float">
            <text:p>0.685</text:p>
          </table:table-cell>
          <table:table-cell table:style-name="ce1" office:value-type="float" office:value="0.01556334" calcext:value-type="float">
            <text:p>0.016</text:p>
          </table:table-cell>
          <table:table-cell table:style-name="ce1" office:value-type="float" office:value="0.07526263" calcext:value-type="float">
            <text:p>0.075</text:p>
          </table:table-cell>
          <table:table-cell table:style-name="ce1" table:formula="of:=(([.G5]-[.I5])/[.H5])" office:value-type="float" office:value="39.2004633966745" calcext:value-type="float">
            <text:p>39.200</text:p>
          </table:table-cell>
        </table:table-row>
        <table:table-row table:style-name="ro1">
          <table:table-cell office:value-type="string" calcext:value-type="string">
            <text:p>[5]</text:p>
          </table:table-cell>
          <table:table-cell table:style-name="ce1" office:value-type="float" office:value="0.6802515" calcext:value-type="float">
            <text:p>0.680</text:p>
          </table:table-cell>
          <table:table-cell table:style-name="ce1" office:value-type="float" office:value="0.0151099" calcext:value-type="float">
            <text:p>0.015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6]-[.D6])/[.C6])" office:value-type="float" office:value="38.4020741368242" calcext:value-type="float">
            <text:p>38.402</text:p>
          </table:table-cell>
          <table:table-cell table:style-name="ce1"/>
          <table:table-cell table:style-name="ce1" office:value-type="float" office:value="0.61612663" calcext:value-type="float">
            <text:p>0.616</text:p>
          </table:table-cell>
          <table:table-cell table:style-name="ce1" office:value-type="float" office:value="0.0136898" calcext:value-type="float">
            <text:p>0.014</text:p>
          </table:table-cell>
          <table:table-cell table:style-name="ce1" office:value-type="float" office:value="0.07130458" calcext:value-type="float">
            <text:p>0.071</text:p>
          </table:table-cell>
          <table:table-cell table:style-name="ce1" table:formula="of:=(([.G6]-[.I6])/[.H6])" office:value-type="float" office:value="39.797663223714" calcext:value-type="float">
            <text:p>39.798</text:p>
          </table:table-cell>
        </table:table-row>
        <table:table-row table:style-name="ro1">
          <table:table-cell office:value-type="string" calcext:value-type="string">
            <text:p>[6]</text:p>
          </table:table-cell>
          <table:table-cell table:style-name="ce1" office:value-type="float" office:value="0.66261679" calcext:value-type="float">
            <text:p>0.663</text:p>
          </table:table-cell>
          <table:table-cell table:style-name="ce1" office:value-type="float" office:value="0.01440117" calcext:value-type="float">
            <text:p>0.014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7]-[.D7])/[.C7])" office:value-type="float" office:value="39.0674361874764" calcext:value-type="float">
            <text:p>39.067</text:p>
          </table:table-cell>
          <table:table-cell table:style-name="ce1"/>
          <table:table-cell table:style-name="ce1" office:value-type="float" office:value="0.581181" calcext:value-type="float">
            <text:p>0.581</text:p>
          </table:table-cell>
          <table:table-cell table:style-name="ce1" office:value-type="float" office:value="0.0129107" calcext:value-type="float">
            <text:p>0.013</text:p>
          </table:table-cell>
          <table:table-cell table:style-name="ce1" office:value-type="float" office:value="0.06619845" calcext:value-type="float">
            <text:p>0.066</text:p>
          </table:table-cell>
          <table:table-cell table:style-name="ce1" table:formula="of:=(([.G7]-[.I7])/[.H7])" office:value-type="float" office:value="39.8880424763955" calcext:value-type="float">
            <text:p>39.888</text:p>
          </table:table-cell>
        </table:table-row>
        <table:table-row table:style-name="ro1">
          <table:table-cell office:value-type="string" calcext:value-type="string">
            <text:p>[7]</text:p>
          </table:table-cell>
          <table:table-cell table:style-name="ce1" office:value-type="float" office:value="0.67672187" calcext:value-type="float">
            <text:p>0.677</text:p>
          </table:table-cell>
          <table:table-cell table:style-name="ce1" office:value-type="float" office:value="0.01470908" calcext:value-type="float">
            <text:p>0.015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8]-[.D8])/[.C8])" office:value-type="float" office:value="39.2085616503548" calcext:value-type="float">
            <text:p>39.209</text:p>
          </table:table-cell>
          <table:table-cell table:style-name="ce1"/>
          <table:table-cell table:style-name="ce1" office:value-type="float" office:value="0.58399168" calcext:value-type="float">
            <text:p>0.584</text:p>
          </table:table-cell>
          <table:table-cell table:style-name="ce1" office:value-type="float" office:value="0.0132689" calcext:value-type="float">
            <text:p>0.013</text:p>
          </table:table-cell>
          <table:table-cell table:style-name="ce1" office:value-type="float" office:value="0.06221437" calcext:value-type="float">
            <text:p>0.062</text:p>
          </table:table-cell>
          <table:table-cell table:style-name="ce1" table:formula="of:=(([.G8]-[.I8])/[.H8])" office:value-type="float" office:value="39.3233282336893" calcext:value-type="float">
            <text:p>39.323</text:p>
          </table:table-cell>
        </table:table-row>
        <table:table-row table:style-name="ro1">
          <table:table-cell office:value-type="string" calcext:value-type="string">
            <text:p>[8]</text:p>
          </table:table-cell>
          <table:table-cell table:style-name="ce1" office:value-type="float" office:value="0.64804459" calcext:value-type="float">
            <text:p>0.648</text:p>
          </table:table-cell>
          <table:table-cell table:style-name="ce1" office:value-type="float" office:value="0.01378504" calcext:value-type="float">
            <text:p>0.014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9]-[.D9])/[.C9])" office:value-type="float" office:value="39.7564744099401" calcext:value-type="float">
            <text:p>39.756</text:p>
          </table:table-cell>
          <table:table-cell table:style-name="ce1"/>
          <table:table-cell table:style-name="ce1" office:value-type="float" office:value="0.53130432" calcext:value-type="float">
            <text:p>0.531</text:p>
          </table:table-cell>
          <table:table-cell table:style-name="ce1" office:value-type="float" office:value="0.01180094" calcext:value-type="float">
            <text:p>0.012</text:p>
          </table:table-cell>
          <table:table-cell table:style-name="ce1" office:value-type="float" office:value="0.05756842" calcext:value-type="float">
            <text:p>0.058</text:p>
          </table:table-cell>
          <table:table-cell table:style-name="ce1" table:formula="of:=(([.G9]-[.I9])/[.H9])" office:value-type="float" office:value="40.1439122646162" calcext:value-type="float">
            <text:p>40.144</text:p>
          </table:table-cell>
        </table:table-row>
        <table:table-row table:style-name="ro1">
          <table:table-cell office:value-type="string" calcext:value-type="string">
            <text:p>[9]</text:p>
          </table:table-cell>
          <table:table-cell table:style-name="ce1" office:value-type="float" office:value="0.64298351" calcext:value-type="float">
            <text:p>0.643</text:p>
          </table:table-cell>
          <table:table-cell table:style-name="ce1" office:value-type="float" office:value="0.01367869" calcext:value-type="float">
            <text:p>0.014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10]-[.D10])/[.C10])" office:value-type="float" office:value="39.6955783046476" calcext:value-type="float">
            <text:p>39.696</text:p>
          </table:table-cell>
          <table:table-cell table:style-name="ce1"/>
          <table:table-cell table:style-name="ce1" office:value-type="float" office:value="0.56069807" calcext:value-type="float">
            <text:p>0.561</text:p>
          </table:table-cell>
          <table:table-cell table:style-name="ce1" office:value-type="float" office:value="0.01302425" calcext:value-type="float">
            <text:p>0.013</text:p>
          </table:table-cell>
          <table:table-cell table:style-name="ce1" office:value-type="float" office:value="0.05325567" calcext:value-type="float">
            <text:p>0.053</text:p>
          </table:table-cell>
          <table:table-cell table:style-name="ce1" table:formula="of:=(([.G10]-[.I10])/[.H10])" office:value-type="float" office:value="38.9613528610093" calcext:value-type="float">
            <text:p>38.961</text:p>
          </table:table-cell>
        </table:table-row>
        <table:table-row table:style-name="ro1">
          <table:table-cell office:value-type="string" calcext:value-type="string">
            <text:p>[10]</text:p>
          </table:table-cell>
          <table:table-cell table:style-name="ce1" office:value-type="float" office:value="0.66463555" calcext:value-type="float">
            <text:p>0.665</text:p>
          </table:table-cell>
          <table:table-cell table:style-name="ce1" office:value-type="float" office:value="0.01443073" calcext:value-type="float">
            <text:p>0.014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11]-[.D11])/[.C11])" office:value-type="float" office:value="39.1273033311551" calcext:value-type="float">
            <text:p>39.127</text:p>
          </table:table-cell>
          <table:table-cell table:style-name="ce1"/>
          <table:table-cell table:style-name="ce1" office:value-type="float" office:value="0.54295777" calcext:value-type="float">
            <text:p>0.543</text:p>
          </table:table-cell>
          <table:table-cell table:style-name="ce1" office:value-type="float" office:value="0.01261874" calcext:value-type="float">
            <text:p>0.013</text:p>
          </table:table-cell>
          <table:table-cell table:style-name="ce1" office:value-type="float" office:value="0.04982255" calcext:value-type="float">
            <text:p>0.050</text:p>
          </table:table-cell>
          <table:table-cell table:style-name="ce1" table:formula="of:=(([.G11]-[.I11])/[.H11])" office:value-type="float" office:value="39.0795927327134" calcext:value-type="float">
            <text:p>39.080</text:p>
          </table:table-cell>
        </table:table-row>
        <table:table-row table:style-name="ro1">
          <table:table-cell office:value-type="string" calcext:value-type="string">
            <text:p>[11]</text:p>
          </table:table-cell>
          <table:table-cell table:style-name="ce1" office:value-type="float" office:value="0.606176" calcext:value-type="float">
            <text:p>0.606</text:p>
          </table:table-cell>
          <table:table-cell table:style-name="ce1" office:value-type="float" office:value="0.0126274" calcext:value-type="float">
            <text:p>0.013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12]-[.D12])/[.C12])" office:value-type="float" office:value="40.0855282956111" calcext:value-type="float">
            <text:p>40.086</text:p>
          </table:table-cell>
          <table:table-cell table:style-name="ce1"/>
          <table:table-cell table:style-name="ce1" office:value-type="float" office:value="0.52116701" calcext:value-type="float">
            <text:p>0.521</text:p>
          </table:table-cell>
          <table:table-cell table:style-name="ce1" office:value-type="float" office:value="0.01211617" calcext:value-type="float">
            <text:p>0.012</text:p>
          </table:table-cell>
          <table:table-cell table:style-name="ce1" office:value-type="float" office:value="0.0458691" calcext:value-type="float">
            <text:p>0.046</text:p>
          </table:table-cell>
          <table:table-cell table:style-name="ce1" table:formula="of:=(([.G12]-[.I12])/[.H12])" office:value-type="float" office:value="39.2283956068626" calcext:value-type="float">
            <text:p>39.228</text:p>
          </table:table-cell>
        </table:table-row>
        <table:table-row table:style-name="ro1">
          <table:table-cell office:value-type="string" calcext:value-type="string">
            <text:p>[12]</text:p>
          </table:table-cell>
          <table:table-cell table:style-name="ce1" office:value-type="float" office:value="0.63009572" calcext:value-type="float">
            <text:p>0.630</text:p>
          </table:table-cell>
          <table:table-cell table:style-name="ce1" office:value-type="float" office:value="0.01340433" calcext:value-type="float">
            <text:p>0.013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13]-[.D13])/[.C13])" office:value-type="float" office:value="39.5466032244804" calcext:value-type="float">
            <text:p>39.547</text:p>
          </table:table-cell>
          <table:table-cell table:style-name="ce1"/>
          <table:table-cell table:style-name="ce1" office:value-type="float" office:value="0.52953621" calcext:value-type="float">
            <text:p>0.530</text:p>
          </table:table-cell>
          <table:table-cell table:style-name="ce1" office:value-type="float" office:value="0.01259804" calcext:value-type="float">
            <text:p>0.013</text:p>
          </table:table-cell>
          <table:table-cell table:style-name="ce1" office:value-type="float" office:value="0.0426846" calcext:value-type="float">
            <text:p>0.043</text:p>
          </table:table-cell>
          <table:table-cell table:style-name="ce1" table:formula="of:=(([.G13]-[.I13])/[.H13])" office:value-type="float" office:value="38.6450281154846" calcext:value-type="float">
            <text:p>38.645</text:p>
          </table:table-cell>
        </table:table-row>
        <table:table-row table:style-name="ro1">
          <table:table-cell office:value-type="string" calcext:value-type="string">
            <text:p>[13]</text:p>
          </table:table-cell>
          <table:table-cell table:style-name="ce1" office:value-type="float" office:value="0.57829838" calcext:value-type="float">
            <text:p>0.578</text:p>
          </table:table-cell>
          <table:table-cell table:style-name="ce1" office:value-type="float" office:value="0.01180087" calcext:value-type="float">
            <text:p>0.012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14]-[.D14])/[.C14])" office:value-type="float" office:value="40.5307727311631" calcext:value-type="float">
            <text:p>40.531</text:p>
          </table:table-cell>
          <table:table-cell table:style-name="ce1"/>
          <table:table-cell table:style-name="ce1" office:value-type="float" office:value="0.5294925" calcext:value-type="float">
            <text:p>0.529</text:p>
          </table:table-cell>
          <table:table-cell table:style-name="ce1" office:value-type="float" office:value="0.01275762" calcext:value-type="float">
            <text:p>0.013</text:p>
          </table:table-cell>
          <table:table-cell table:style-name="ce1" office:value-type="float" office:value="0.03998367" calcext:value-type="float">
            <text:p>0.040</text:p>
          </table:table-cell>
          <table:table-cell table:style-name="ce1" table:formula="of:=(([.G14]-[.I14])/[.H14])" office:value-type="float" office:value="38.3699177432781" calcext:value-type="float">
            <text:p>38.370</text:p>
          </table:table-cell>
        </table:table-row>
        <table:table-row table:style-name="ro1">
          <table:table-cell office:value-type="string" calcext:value-type="string">
            <text:p>[14]</text:p>
          </table:table-cell>
          <table:table-cell table:style-name="ce1" office:value-type="float" office:value="0.59761875" calcext:value-type="float">
            <text:p>0.598</text:p>
          </table:table-cell>
          <table:table-cell table:style-name="ce1" office:value-type="float" office:value="0.01244877" calcext:value-type="float">
            <text:p>0.012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15]-[.D15])/[.C15])" office:value-type="float" office:value="39.9733266820738" calcext:value-type="float">
            <text:p>39.973</text:p>
          </table:table-cell>
          <table:table-cell table:style-name="ce1"/>
          <table:table-cell table:style-name="ce1" office:value-type="float" office:value="0.50553528" calcext:value-type="float">
            <text:p>0.506</text:p>
          </table:table-cell>
          <table:table-cell table:style-name="ce1" office:value-type="float" office:value="0.01202747" calcext:value-type="float">
            <text:p>0.012</text:p>
          </table:table-cell>
          <table:table-cell table:style-name="ce1" office:value-type="float" office:value="0.03742927" calcext:value-type="float">
            <text:p>0.037</text:p>
          </table:table-cell>
          <table:table-cell table:style-name="ce1" table:formula="of:=(([.G15]-[.I15])/[.H15])" office:value-type="float" office:value="38.9197403942808" calcext:value-type="float">
            <text:p>38.920</text:p>
          </table:table-cell>
        </table:table-row>
        <table:table-row table:style-name="ro1">
          <table:table-cell office:value-type="string" calcext:value-type="string">
            <text:p>[15]</text:p>
          </table:table-cell>
          <table:table-cell table:style-name="ce1" office:value-type="float" office:value="0.6642879" calcext:value-type="float">
            <text:p>0.664</text:p>
          </table:table-cell>
          <table:table-cell table:style-name="ce1" office:value-type="float" office:value="0.01443353" calcext:value-type="float">
            <text:p>0.014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16]-[.D16])/[.C16])" office:value-type="float" office:value="39.0956266415769" calcext:value-type="float">
            <text:p>39.096</text:p>
          </table:table-cell>
          <table:table-cell table:style-name="ce1"/>
          <table:table-cell table:style-name="ce1" office:value-type="float" office:value="0.50387036" calcext:value-type="float">
            <text:p>0.504</text:p>
          </table:table-cell>
          <table:table-cell table:style-name="ce1" office:value-type="float" office:value="0.01214381" calcext:value-type="float">
            <text:p>0.012</text:p>
          </table:table-cell>
          <table:table-cell table:style-name="ce1" office:value-type="float" office:value="0.03446966" calcext:value-type="float">
            <text:p>0.034</text:p>
          </table:table-cell>
          <table:table-cell table:style-name="ce1" table:formula="of:=(([.G16]-[.I16])/[.H16])" office:value-type="float" office:value="38.6534950727984" calcext:value-type="float">
            <text:p>38.653</text:p>
          </table:table-cell>
        </table:table-row>
        <table:table-row table:style-name="ro1">
          <table:table-cell office:value-type="string" calcext:value-type="string">
            <text:p>[16]</text:p>
          </table:table-cell>
          <table:table-cell table:style-name="ce1" office:value-type="float" office:value="0.60447426" calcext:value-type="float">
            <text:p>0.604</text:p>
          </table:table-cell>
          <table:table-cell table:style-name="ce1" office:value-type="float" office:value="0.01259195" calcext:value-type="float">
            <text:p>0.013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17]-[.D17])/[.C17])" office:value-type="float" office:value="40.0632356386422" calcext:value-type="float">
            <text:p>40.063</text:p>
          </table:table-cell>
          <table:table-cell table:style-name="ce1"/>
          <table:table-cell table:style-name="ce1" office:value-type="float" office:value="0.48205283" calcext:value-type="float">
            <text:p>0.482</text:p>
          </table:table-cell>
          <table:table-cell table:style-name="ce1" office:value-type="float" office:value="0.0114695" calcext:value-type="float">
            <text:p>0.011</text:p>
          </table:table-cell>
          <table:table-cell table:style-name="ce1" office:value-type="float" office:value="0.03267691" calcext:value-type="float">
            <text:p>0.033</text:p>
          </table:table-cell>
          <table:table-cell table:style-name="ce1" table:formula="of:=(([.G17]-[.I17])/[.H17])" office:value-type="float" office:value="39.1800793408605" calcext:value-type="float">
            <text:p>39.180</text:p>
          </table:table-cell>
        </table:table-row>
        <table:table-row table:style-name="ro1">
          <table:table-cell office:value-type="string" calcext:value-type="string">
            <text:p>[17]</text:p>
          </table:table-cell>
          <table:table-cell table:style-name="ce1" office:value-type="float" office:value="0.66143026" calcext:value-type="float">
            <text:p>0.661</text:p>
          </table:table-cell>
          <table:table-cell table:style-name="ce1" office:value-type="float" office:value="0.01433572" calcext:value-type="float">
            <text:p>0.014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18]-[.D18])/[.C18])" office:value-type="float" office:value="39.1630319230565" calcext:value-type="float">
            <text:p>39.163</text:p>
          </table:table-cell>
          <table:table-cell table:style-name="ce1"/>
          <table:table-cell table:style-name="ce1" office:value-type="float" office:value="0.48754947" calcext:value-type="float">
            <text:p>0.488</text:p>
          </table:table-cell>
          <table:table-cell table:style-name="ce1" office:value-type="float" office:value="0.01178315" calcext:value-type="float">
            <text:p>0.012</text:p>
          </table:table-cell>
          <table:table-cell table:style-name="ce1" office:value-type="float" office:value="0.03065281" calcext:value-type="float">
            <text:p>0.031</text:p>
          </table:table-cell>
          <table:table-cell table:style-name="ce1" table:formula="of:=(([.G18]-[.I18])/[.H18])" office:value-type="float" office:value="38.7754259260045" calcext:value-type="float">
            <text:p>38.775</text:p>
          </table:table-cell>
        </table:table-row>
        <table:table-row table:style-name="ro1">
          <table:table-cell office:value-type="string" calcext:value-type="string">
            <text:p>[18]</text:p>
          </table:table-cell>
          <table:table-cell table:style-name="ce1" office:value-type="float" office:value="0.67228167" calcext:value-type="float">
            <text:p>0.672</text:p>
          </table:table-cell>
          <table:table-cell table:style-name="ce1" office:value-type="float" office:value="0.01459894" calcext:value-type="float">
            <text:p>0.015</text:p>
          </table:table-cell>
          <table:table-cell table:style-name="ce1" office:value-type="float" office:value="0.1" calcext:value-type="float">
            <text:p>0.100</text:p>
          </table:table-cell>
          <table:table-cell table:style-name="ce1" table:formula="of:=(([.B19]-[.D19])/[.C19])" office:value-type="float" office:value="39.200220700955" calcext:value-type="float">
            <text:p>39.200</text:p>
          </table:table-cell>
          <table:table-cell table:style-name="ce1"/>
          <table:table-cell table:style-name="ce1" office:value-type="float" office:value="0.47823755" calcext:value-type="float">
            <text:p>0.478</text:p>
          </table:table-cell>
          <table:table-cell table:style-name="ce1" office:value-type="float" office:value="0.01153877" calcext:value-type="float">
            <text:p>0.012</text:p>
          </table:table-cell>
          <table:table-cell table:style-name="ce1" office:value-type="float" office:value="0.02898919" calcext:value-type="float">
            <text:p>0.029</text:p>
          </table:table-cell>
          <table:table-cell table:style-name="ce1" table:formula="of:=(([.G19]-[.I19])/[.H19])" office:value-type="float" office:value="38.9338170359579" calcext:value-type="float">
            <text:p>38.934</text:p>
          </table:table-cell>
        </table:table-row>
        <table:table-row table:style-name="ro1" table:number-rows-repeated="22">
          <table:table-cell table:number-columns-repeated="10"/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0.4727944" calcext:value-type="float">
            <text:p>0.4727944</text:p>
          </table:table-cell>
          <table:table-cell office:value-type="float" office:value="0.01143958" calcext:value-type="float">
            <text:p>0.01143958</text:p>
          </table:table-cell>
          <table:table-cell office:value-type="float" office:value="0.02703288" calcext:value-type="float">
            <text:p>0.02703288</text:p>
          </table:table-cell>
          <table:table-cell table:formula="of:=(([.B42]-[.D42])/[.C42])" office:value-type="float" office:value="38.966598424068" calcext:value-type="float">
            <text:p>38.9665984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0.46423742" calcext:value-type="float">
            <text:p>0.46423742</text:p>
          </table:table-cell>
          <table:table-cell office:value-type="float" office:value="0.01120877" calcext:value-type="float">
            <text:p>0.01120877</text:p>
          </table:table-cell>
          <table:table-cell office:value-type="float" office:value="0.02535178" calcext:value-type="float">
            <text:p>0.02535178</text:p>
          </table:table-cell>
          <table:table-cell table:formula="of:=(([.B43]-[.D43])/[.C43])" office:value-type="float" office:value="39.1555576570846" calcext:value-type="float">
            <text:p>39.1555576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0.45533191" calcext:value-type="float">
            <text:p>0.45533191</text:p>
          </table:table-cell>
          <table:table-cell office:value-type="float" office:value="0.01098503" calcext:value-type="float">
            <text:p>0.01098503</text:p>
          </table:table-cell>
          <table:table-cell office:value-type="float" office:value="0.02333192" calcext:value-type="float">
            <text:p>0.02333192</text:p>
          </table:table-cell>
          <table:table-cell table:formula="of:=(([.B44]-[.D44])/[.C44])" office:value-type="float" office:value="39.3262458090692" calcext:value-type="float">
            <text:p>39.3262458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0.44837449" calcext:value-type="float">
            <text:p>0.44837449</text:p>
          </table:table-cell>
          <table:table-cell office:value-type="float" office:value="0.01084377" calcext:value-type="float">
            <text:p>0.01084377</text:p>
          </table:table-cell>
          <table:table-cell office:value-type="float" office:value="0.02145748" calcext:value-type="float">
            <text:p>0.02145748</text:p>
          </table:table-cell>
          <table:table-cell table:formula="of:=(([.B45]-[.D45])/[.C45])" office:value-type="float" office:value="39.3697957444689" calcext:value-type="float">
            <text:p>39.3697957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0.44304939" calcext:value-type="float">
            <text:p>0.44304939</text:p>
          </table:table-cell>
          <table:table-cell office:value-type="float" office:value="0.01068912" calcext:value-type="float">
            <text:p>0.01068912</text:p>
          </table:table-cell>
          <table:table-cell office:value-type="float" office:value="0.02024919" calcext:value-type="float">
            <text:p>0.02024919</text:p>
          </table:table-cell>
          <table:table-cell table:formula="of:=(([.B46]-[.D46])/[.C46])" office:value-type="float" office:value="39.554257038933" calcext:value-type="float">
            <text:p>39.55425703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0.43537882" calcext:value-type="float">
            <text:p>0.43537882</text:p>
          </table:table-cell>
          <table:table-cell office:value-type="float" office:value="0.01050608" calcext:value-type="float">
            <text:p>0.01050608</text:p>
          </table:table-cell>
          <table:table-cell office:value-type="float" office:value="0.01815987" calcext:value-type="float">
            <text:p>0.01815987</text:p>
          </table:table-cell>
          <table:table-cell table:formula="of:=(([.B47]-[.D47])/[.C47])" office:value-type="float" office:value="39.7121428734599" calcext:value-type="float">
            <text:p>39.7121428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0.42909398" calcext:value-type="float">
            <text:p>0.42909398</text:p>
          </table:table-cell>
          <table:table-cell office:value-type="float" office:value="0.01032281" calcext:value-type="float">
            <text:p>0.01032281</text:p>
          </table:table-cell>
          <table:table-cell office:value-type="float" office:value="0.01681896" calcext:value-type="float">
            <text:p>0.01681896</text:p>
          </table:table-cell>
          <table:table-cell table:formula="of:=(([.B48]-[.D48])/[.C48])" office:value-type="float" office:value="39.9382551843926" calcext:value-type="float">
            <text:p>39.9382551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0.4237789" calcext:value-type="float">
            <text:p>0.4237789</text:p>
          </table:table-cell>
          <table:table-cell office:value-type="float" office:value="0.01019133" calcext:value-type="float">
            <text:p>0.01019133</text:p>
          </table:table-cell>
          <table:table-cell office:value-type="float" office:value="0.01558241" calcext:value-type="float">
            <text:p>0.01558241</text:p>
          </table:table-cell>
          <table:table-cell table:formula="of:=(([.B49]-[.D49])/[.C49])" office:value-type="float" office:value="40.0533090381726" calcext:value-type="float">
            <text:p>40.0533090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0.41926493" calcext:value-type="float">
            <text:p>0.41926493</text:p>
          </table:table-cell>
          <table:table-cell office:value-type="float" office:value="0.01009097" calcext:value-type="float">
            <text:p>0.01009097</text:p>
          </table:table-cell>
          <table:table-cell office:value-type="float" office:value="0.01396222" calcext:value-type="float">
            <text:p>0.01396222</text:p>
          </table:table-cell>
          <table:table-cell table:formula="of:=(([.B50]-[.D50])/[.C50])" office:value-type="float" office:value="40.1648909866941" calcext:value-type="float">
            <text:p>40.1648909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0.413881762" calcext:value-type="float">
            <text:p>0.413881762</text:p>
          </table:table-cell>
          <table:table-cell office:value-type="float" office:value="0.009950433" calcext:value-type="float">
            <text:p>0.009950433</text:p>
          </table:table-cell>
          <table:table-cell office:value-type="float" office:value="0.012658632" calcext:value-type="float">
            <text:p>0.012658632</text:p>
          </table:table-cell>
          <table:table-cell table:formula="of:=(([.B51]-[.D51])/[.C51])" office:value-type="float" office:value="40.3221779393922" calcext:value-type="float">
            <text:p>40.3221779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0.408862347" calcext:value-type="float">
            <text:p>0.408862347</text:p>
          </table:table-cell>
          <table:table-cell office:value-type="float" office:value="0.009804736" calcext:value-type="float">
            <text:p>0.009804736</text:p>
          </table:table-cell>
          <table:table-cell office:value-type="float" office:value="0.011534011" calcext:value-type="float">
            <text:p>0.011534011</text:p>
          </table:table-cell>
          <table:table-cell table:formula="of:=(([.B52]-[.D52])/[.C52])" office:value-type="float" office:value="40.5241238519834" calcext:value-type="float">
            <text:p>40.5241238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0.406199105" calcext:value-type="float">
            <text:p>0.406199105</text:p>
          </table:table-cell>
          <table:table-cell office:value-type="float" office:value="0.009753284" calcext:value-type="float">
            <text:p>0.009753284</text:p>
          </table:table-cell>
          <table:table-cell office:value-type="float" office:value="0.010480372" calcext:value-type="float">
            <text:p>0.010480372</text:p>
          </table:table-cell>
          <table:table-cell table:formula="of:=(([.B53]-[.D53])/[.C53])" office:value-type="float" office:value="40.5728709427512" calcext:value-type="float">
            <text:p>40.572870942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22:22:35.469773271</dc:date>
    <meta:editing-duration>PT39M26S</meta:editing-duration>
    <meta:editing-cycles>1</meta:editing-cycles>
    <meta:document-statistic meta:table-count="1" meta:cell-count="231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3.128cm" svg:y="3.954cm" style:legend-expansion="high" chart:style-name="ch2"/>
        <chart:plot-area chart:style-name="ch3" table:cell-range-address="'EM iterat'.B3:'EM iterat'.B19 'EM iterat'.G3:'EM iterat'.G19" svg:x="0.32cm" svg:y="0.18cm" svg:width="12.488cm" svg:height="8.645cm">
          <chartooo:coordinate-region svg:x="1.418cm" svg:y="0.38cm" svg:width="11.203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M iterat'.B3:'EM iterat'.B19" chart:class="chart:line">
            <chart:data-point chart:repeated="17"/>
          </chart:series>
          <chart:series chart:style-name="ch8" chart:values-cell-range-address="'EM iterat'.G3:'EM iterat'.G19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410432">
                <text:p>0.61410432</text:p>
                <draw:g>
                  <svg:desc>'EM iterat'.B3:'EM iterat'.B19</svg:desc>
                </draw:g>
              </table:table-cell>
              <table:table-cell office:value-type="float" office:value="0.80496535">
                <text:p>0.80496535</text:p>
                <draw:g>
                  <svg:desc>'EM iterat'.G3:'EM iterat'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418901">
                <text:p>0.66418901</text:p>
              </table:table-cell>
              <table:table-cell office:value-type="float" office:value="0.78316519">
                <text:p>0.78316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786674">
                <text:p>0.67786674</text:p>
              </table:table-cell>
              <table:table-cell office:value-type="float" office:value="0.68535277">
                <text:p>0.68535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02515">
                <text:p>0.6802515</text:p>
              </table:table-cell>
              <table:table-cell office:value-type="float" office:value="0.61612663">
                <text:p>0.616126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261679">
                <text:p>0.66261679</text:p>
              </table:table-cell>
              <table:table-cell office:value-type="float" office:value="0.581181">
                <text:p>0.581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672187">
                <text:p>0.67672187</text:p>
              </table:table-cell>
              <table:table-cell office:value-type="float" office:value="0.58399168">
                <text:p>0.58399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804459">
                <text:p>0.64804459</text:p>
              </table:table-cell>
              <table:table-cell office:value-type="float" office:value="0.53130432">
                <text:p>0.53130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298351">
                <text:p>0.64298351</text:p>
              </table:table-cell>
              <table:table-cell office:value-type="float" office:value="0.56069807">
                <text:p>0.56069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463555">
                <text:p>0.66463555</text:p>
              </table:table-cell>
              <table:table-cell office:value-type="float" office:value="0.54295777">
                <text:p>0.54295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6176">
                <text:p>0.606176</text:p>
              </table:table-cell>
              <table:table-cell office:value-type="float" office:value="0.52116701">
                <text:p>0.52116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009572">
                <text:p>0.63009572</text:p>
              </table:table-cell>
              <table:table-cell office:value-type="float" office:value="0.52953621">
                <text:p>0.529536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829838">
                <text:p>0.57829838</text:p>
              </table:table-cell>
              <table:table-cell office:value-type="float" office:value="0.5294925">
                <text:p>0.5294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761875">
                <text:p>0.59761875</text:p>
              </table:table-cell>
              <table:table-cell office:value-type="float" office:value="0.50553528">
                <text:p>0.50553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2879">
                <text:p>0.6642879</text:p>
              </table:table-cell>
              <table:table-cell office:value-type="float" office:value="0.50387036">
                <text:p>0.50387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0447426">
                <text:p>0.60447426</text:p>
              </table:table-cell>
              <table:table-cell office:value-type="float" office:value="0.48205283">
                <text:p>0.482052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6143026">
                <text:p>0.66143026</text:p>
              </table:table-cell>
              <table:table-cell office:value-type="float" office:value="0.48754947">
                <text:p>0.4875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228167">
                <text:p>0.67228167</text:p>
              </table:table-cell>
              <table:table-cell office:value-type="float" office:value="0.47823755">
                <text:p>0.47823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